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RUE, 4, 5, 2</text:p>
          </table:table-cell>
          <table:table-cell table:number-columns-repeated="8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string" calcext:value-type="string">
            <text:p>TRUE, 3, 3, 1</text:p>
          </table:table-cell>
          <table:table-cell/>
          <table:table-cell table:formula="of:=COUNTIF([.$A$1:.$A$1444];[.E2])" office:value-type="float" office:value="81" calcext:value-type="float">
            <text:p>81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string" calcext:value-type="string">
            <text:p>FALSE, 4, 3, 1</text:p>
          </table:table-cell>
          <table:table-cell/>
          <table:table-cell table:formula="of:=COUNTIF([.$A$1:.$A$1444];[.E3])" office:value-type="float" office:value="141" calcext:value-type="float">
            <text:p>14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string" calcext:value-type="string">
            <text:p>FALSE, 4, 4, 1</text:p>
          </table:table-cell>
          <table:table-cell/>
          <table:table-cell table:formula="of:=COUNTIF([.$A$1:.$A$1444];[.E4])" office:value-type="float" office:value="222" calcext:value-type="float">
            <text:p>22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string" calcext:value-type="string">
            <text:p>FALSE, 4, 5, 1</text:p>
          </table:table-cell>
          <table:table-cell/>
          <table:table-cell table:formula="of:=COUNTIF([.$A$1:.$A$1444];[.E5])" office:value-type="float" office:value="19" calcext:value-type="float">
            <text:p>19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string" calcext:value-type="string">
            <text:p>TRUE, 4, 5, 2</text:p>
          </table:table-cell>
          <table:table-cell/>
          <table:table-cell table:formula="of:=COUNTIF([.$A$1:.$A$1444];[.E6])" office:value-type="float" office:value="800" calcext:value-type="float">
            <text:p>80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string" calcext:value-type="string">
            <text:p>FALSE, 4, 6, 2</text:p>
          </table:table-cell>
          <table:table-cell/>
          <table:table-cell table:formula="of:=COUNTIF([.$A$1:.$A$1444];[.E7])" office:value-type="float" office:value="34" calcext:value-type="float">
            <text:p>3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string" calcext:value-type="string">
            <text:p>TRUE, 4, 6, 3</text:p>
          </table:table-cell>
          <table:table-cell/>
          <table:table-cell table:formula="of:=COUNTIF([.$A$1:.$A$1444];[.E8])" office:value-type="float" office:value="142" calcext:value-type="float">
            <text:p>142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8"/>
          <table:table-cell office:value-type="string" calcext:value-type="string">
            <text:p>F=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=0 &amp; (E&gt;0 | V&gt;0) =&gt; 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=1 &amp; (E&gt;3 | V&gt;3) &amp; (E&lt;3 | V&lt;3) =&gt; 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6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3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6,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5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4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, 4, 3,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, 4, 5, 2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E2:Sheet1.L8" table:contains-header="false">
          <table:sort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12:45:04.590443069</dc:date>
    <meta:document-statistic meta:table-count="1" meta:cell-count="2190" meta:object-count="0"/>
    <meta:generator>LibreOffice/4.2.8.2$Linux_X86_64 LibreOffice_project/420m0$Build-2</meta:generator>
  </office:meta>
</office:document-meta>
</file>